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73c5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73c5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73c5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773c5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773c5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773c5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773c5"/>
    </style:style>
    <style:style style:name="P10" style:family="paragraph" style:parent-style-name="Standard">
      <style:paragraph-properties fo:line-height="0.318cm" fo:orphans="0" fo:widows="0"/>
      <style:text-properties officeooo:paragraph-rsid="001773c5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73c5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773c5"/>
    </style:style>
    <style:style style:name="P13" style:family="paragraph" style:parent-style-name="Heading_20_1">
      <style:paragraph-properties fo:margin-top="1.27cm" fo:margin-bottom="1.27cm" style:contextual-spacing="false" fo:line-height="106%" fo:text-align="center" style:justify-single-word="false"/>
      <style:text-properties officeooo:rsid="000d3cda" officeooo:paragraph-rsid="000d3cda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773c5"/>
    </style:style>
    <style:style style:name="P15" style:family="paragraph" style:parent-style-name="Standard">
      <style:text-properties officeooo:paragraph-rsid="001773c5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773c5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773c5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773c5"/>
    </style:style>
    <style:style style:name="P19" style:family="paragraph" style:parent-style-name="Standard">
      <style:paragraph-properties fo:margin-left="-0.191cm" fo:orphans="0" fo:widows="0"/>
      <style:text-properties officeooo:paragraph-rsid="001773c5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2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2e665" officeooo:paragraph-rsid="0012e665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24" style:family="paragraph" style:parent-style-name="Standard">
      <style:paragraph-properties fo:orphans="0" fo:widows="0"/>
      <style:text-properties officeooo:paragraph-rsid="001773c5" style:language-asian="en" style:country-asian="US"/>
    </style:style>
    <style:style style:name="P25" style:family="paragraph" style:parent-style-name="Standard">
      <style:paragraph-properties fo:text-align="center" style:justify-single-word="false" fo:orphans="0" fo:widows="0"/>
      <style:text-properties officeooo:paragraph-rsid="001773c5"/>
    </style:style>
    <style:style style:name="P26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0da650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0da650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bold" officeooo:paragraph-rsid="000da650" style:font-weight-asian="bold" style:font-weight-complex="bold"/>
    </style:style>
    <style:style style:name="P2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color="#cccccc" loext:opacity="100%" style:font-name="Consolas" fo:font-size="10.5pt" fo:font-weight="normal" officeooo:paragraph-rsid="000da650" fo:background-color="#1f1f1f"/>
    </style:style>
    <style:style style:name="P3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0da65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officeooo:paragraph-rsid="000da650" style:font-size-asian="14pt" style:font-size-complex="14pt"/>
    </style:style>
    <style:style style:name="P3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normal" officeooo:rsid="000ebc73" officeooo:paragraph-rsid="000ebc73" style:font-weight-asian="normal" style:font-weight-complex="normal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0d3cda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officeooo:rsid="000da650" style:font-weight-asian="normal" style:font-weight-complex="normal"/>
    </style:style>
    <style:style style:name="T17" style:family="text">
      <style:text-properties fo:font-weight="normal" officeooo:rsid="00140a3b" style:font-weight-asian="normal" style:font-weight-complex="normal"/>
    </style:style>
    <style:style style:name="T18" style:family="text">
      <style:text-properties fo:font-weight="bold" officeooo:rsid="000ebc7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3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ФС Поста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2" loext:marker-style-name="T6"><text:span text:style-name="T4">Столяров Н.С.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24" loext:marker-style-name="T4"/>
          </table:table-cell>
          <table:table-cell table:style-name="Таблица3.C1" office:value-type="string">
            <text:p text:style-name="P24" loext:marker-style-name="T4"/>
          </table:table-cell>
          <table:table-cell table:style-name="Таблица3.D2" office:value-type="string">
            <text:p text:style-name="P25" loext:marker-style-name="T5"><text:span text:style-name="T5">подпись, дата</text:span></text:p>
          </table:table-cell>
          <table:table-cell table:style-name="Таблица3.C1" office:value-type="string">
            <text:p text:style-name="P24" loext:marker-style-name="T4"/>
          </table:table-cell>
          <table:table-cell table:style-name="Таблица3.C1" office:value-type="string">
            <text:p text:style-name="P25" loext:marker-style-name="T5"><text:span text:style-name="T5">инициалы, фамилия</text:span></text:p>
          </table:table-cell>
        </table:table-row>
      </table:table>
      <text:p text:style-name="P26"/>
      <text:p text:style-name="P26"/>
      <text:p text:style-name="P26">Санкт-Петербург 2024<text:line-break/><text:line-break/><text:line-break/></text:p>
      <text:p text:style-name="P26"/>
      <text:p text:style-name="P27"><text:soft-page-break/><text:line-break/><text:span text:style-name="T13"> </text:span><text:span text:style-name="T14">Цель работы</text:span></text:p>
      <text:p text:style-name="P27"><text:tab/>Построить формальную систему Поста FSp, реализующую вычисление заданной арифметической функции. <text:s/>Написать программу на языке высокого уровня имитирующую (эмулирующую) вычисления на основе выводимости в формальной системе Поста.  Программа должна работать на любых входных данных из заданного множества.  Программа должна удовлетворять предъявляемым требованиям. </text:p>
      <text:p text:style-name="P28"><text:s/><text:span text:style-name="T15">Постановка задачи;</text:span> </text:p>
      <text:p text:style-name="P28"><text:tab/><text:span text:style-name="T16">Реализовать функцию <text:s/></text:span><text:span text:style-name="T17">x-y+1</text:span><text:span text:style-name="T16">.</text:span></text:p>
      <text:p text:style-name="P28"><text:span text:style-name="T15">Листинг программы на языке высокого уровня с комментариями;</text:span>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import re</text:p>
            <text:p text:style-name="Table_20_Contents"/>
            <text:p text:style-name="Table_20_Contents"># Фиксированные входные данные</text:p>
            <text:p text:style-name="Table_20_Contents">A = ['1', '+', '-', '=']</text:p>
            <text:p text:style-name="Table_20_Contents">X = ['y', 'x']</text:p>
            <text:p text:style-name="Table_20_Contents">A1 = ['1']</text:p>
            <text:p text:style-name="Table_20_Contents">R = [</text:p>
            <text:p text:style-name="Table_20_Contents"><text:s text:c="4"/>"(1) x-y+1= -&gt; x-=y+1",</text:p>
            <text:p text:style-name="Table_20_Contents"><text:s text:c="4"/>"(2) =1x-1 -&gt; =x",</text:p>
            <text:p text:style-name="Table_20_Contents"><text:s text:c="4"/>"(2) x-=y+1 -&gt; x-=y+1",</text:p>
            <text:p text:style-name="Table_20_Contents"><text:s text:c="4"/>"(2) x-=y -&gt; =x-y"</text:p>
            <text:p text:style-name="Table_20_Contents">]</text:p>
            <text:p text:style-name="Table_20_Contents"/>
            <text:p text:style-name="Table_20_Contents">rule_patterns = [</text:p>
            <text:p text:style-name="Table_20_Contents"><text:s text:c="4"/>(r'(\d+)-(\d+)\+(\d+)=', r'\1-=\2+\3'),</text:p>
            <text:p text:style-name="Table_20_Contents"><text:s text:c="4"/>(r'=1(\d+)-1', r'=\1'),</text:p>
            <text:p text:style-name="Table_20_Contents"><text:s text:c="4"/>(r'(\d+)-=(\d+)\+(\d+)', r'\1-=\2\3'),</text:p>
            <text:p text:style-name="Table_20_Contents"><text:s text:c="4"/>(r'(\d+)-=(\d+)', r'=\1-\2')</text:p>
            <text:p text:style-name="Table_20_Contents">]</text:p>
            <text:p text:style-name="Table_20_Contents"/>
            <text:p text:style-name="Table_20_Contents"># Функция для проверки строки на наличие символов, не входящих в алфавит</text:p>
            <text:p text:style-name="Table_20_Contents">def check_alphabet(input_str, alphabet):</text:p>
            <text:p text:style-name="Table_20_Contents"><text:s text:c="4"/>for char in input_str:</text:p>
            <text:p text:style-name="Table_20_Contents"><text:s text:c="8"/>if char not in alphabet:</text:p>
            <text:p text:style-name="Table_20_Contents"><text:s text:c="12"/>raise ValueError(f"Ошибка: Найден символ '{char}', который не входит в алфавит.")</text:p>
            <text:p text:style-name="Table_20_Contents"/>
            <text:p text:style-name="Table_20_Contents"># Функция для проверки строк на наличие переменных, не входящих в заданное множество</text:p>
            <text:p text:style-name="Table_20_Contents">def check_variables(input_str, variables):</text:p>
            <text:p text:style-name="Table_20_Contents"><text:s text:c="4"/>found_vars = re.findall(r'[a-zA-Z]+\d*', input_str) <text:s/># Найти все переменные</text:p>
            <text:p text:style-name="Table_20_Contents"><text:s text:c="4"/>for var in found_vars:</text:p>
            <text:p text:style-name="Table_20_Contents"><text:s text:c="8"/>if var not in variables:</text:p>
            <text:p text:style-name="Table_20_Contents"><text:s text:c="12"/>raise ValueError(f"Найдена переменная, не входящая в заданное множество: {var}")</text:p>
            <text:p text:style-name="Table_20_Contents"/>
            <text:p text:style-name="Table_20_Contents"># Функция для проверки формата аксиомы</text:p>
            <text:p text:style-name="Table_20_Contents">def check_axiom_format(axiom):</text:p>
            <text:p text:style-name="Table_20_Contents"><text:s text:c="4"/># Проверяем, соответствует ли аксиома формату число*число-число=</text:p>
            <text:p text:style-name="Table_20_Contents"><text:s text:c="4"/>pattern = r'^\d+\-\d++\d+=$'</text:p>
            <text:p text:style-name="Table_20_Contents"><text:s text:c="4"/>if not re.match(pattern, axiom):</text:p>
            <text:p text:style-name="Table_20_Contents"><text:soft-page-break/><text:s text:c="8"/>raise ValueError("Ошибка: Аксиома должна иметь формат число-число+число=.")</text:p>
            <text:p text:style-name="Table_20_Contents"/>
            <text:p text:style-name="Table_20_Contents"># Функция для проверки правил на наличие недопустимых переменных</text:p>
            <text:p text:style-name="Table_20_Contents">def check_rules_variables(rules, variables):</text:p>
            <text:p text:style-name="Table_20_Contents"><text:s text:c="4"/>for rule in rules:</text:p>
            <text:p text:style-name="Table_20_Contents"><text:s text:c="8"/># Извлечение правых частей правил</text:p>
            <text:p text:style-name="Table_20_Contents"><text:s text:c="8"/>parts = rule.split('-&gt;')</text:p>
            <text:p text:style-name="Table_20_Contents"><text:s text:c="8"/>for part in parts:</text:p>
            <text:p text:style-name="Table_20_Contents"><text:s text:c="12"/>check_variables(part.strip(), variables) <text:s/># Проверка на наличие недопустимых переменных</text:p>
            <text:p text:style-name="Table_20_Contents"/>
            <text:p text:style-name="Table_20_Contents"># Функция для применения правил с использованием регулярных выражений</text:p>
            <text:p text:style-name="Table_20_Contents">def apply_rules(start_str, rules):</text:p>
            <text:p text:style-name="Table_20_Contents"><text:s text:c="4"/>current_str = start_str</text:p>
            <text:p text:style-name="Table_20_Contents"><text:s text:c="4"/>result_log = []</text:p>
            <text:p text:style-name="Table_20_Contents"/>
            <text:p text:style-name="Table_20_Contents"><text:s text:c="4"/>while True:</text:p>
            <text:p text:style-name="Table_20_Contents"><text:s text:c="8"/>applied = False</text:p>
            <text:p text:style-name="Table_20_Contents"/>
            <text:p text:style-name="Table_20_Contents"><text:s text:c="8"/>for i, (pattern, replacement) in enumerate(rule_patterns):</text:p>
            <text:p text:style-name="Table_20_Contents"><text:s text:c="12"/>match = re.search(pattern, current_str)</text:p>
            <text:p text:style-name="Table_20_Contents"><text:s text:c="12"/>print(pattern, current_str, match)</text:p>
            <text:p text:style-name="Table_20_Contents"><text:s text:c="12"/>if match:</text:p>
            <text:p text:style-name="Table_20_Contents"><text:s text:c="16"/>result_log.append(f"Исходная строка: {current_str}")</text:p>
            <text:p text:style-name="Table_20_Contents"><text:s text:c="16"/>result_log.append(f"Применяемое правило: {R[i]}")</text:p>
            <text:p text:style-name="Table_20_Contents"><text:s text:c="16"/>current_str = re.sub(pattern, replacement, current_str, count=1)</text:p>
            <text:p text:style-name="Table_20_Contents"><text:s text:c="16"/>result_log.append(f"Результат применения: {current_str}\n")</text:p>
            <text:p text:style-name="Table_20_Contents"><text:s text:c="16"/>applied = True</text:p>
            <text:p text:style-name="Table_20_Contents"><text:s text:c="16"/>print(f"Применено правило: {R[i]}")</text:p>
            <text:p text:style-name="Table_20_Contents"><text:s text:c="16"/>break</text:p>
            <text:p text:style-name="Table_20_Contents"/>
            <text:p text:style-name="Table_20_Contents"><text:s text:c="8"/>if not applied:</text:p>
            <text:p text:style-name="Table_20_Contents"><text:s text:c="12"/>print(f"Не удалось применить ни одно правило к строке: {current_str}")</text:p>
            <text:p text:style-name="Table_20_Contents"><text:s text:c="12"/>break</text:p>
            <text:p text:style-name="Table_20_Contents"/>
            <text:p text:style-name="Table_20_Contents"><text:s text:c="4"/>return current_str, result_log</text:p>
            <text:p text:style-name="Table_20_Contents"/>
            <text:p text:style-name="Table_20_Contents"># Основная функция программы</text:p>
            <text:p text:style-name="Table_20_Contents">def main(output_file):</text:p>
            <text:p text:style-name="Table_20_Contents"><text:s text:c="4"/>try:</text:p>
            <text:p text:style-name="Table_20_Contents"><text:s text:c="8"/># Ввод примера через консоль</text:p>
            <text:p text:style-name="Table_20_Contents"><text:s text:c="8"/>example = input("Введите пример в формате число-число+число=: ").strip()</text:p>
            <text:p text:style-name="Table_20_Contents"/>
            <text:p text:style-name="Table_20_Contents"><text:s text:c="8"/># Открываем файл для записи и записываем ввод</text:p>
            <text:p text:style-name="Table_20_Contents"><text:s text:c="8"/>with open(output_file, 'w', encoding='utf-8') as f:</text:p>
            <text:p text:style-name="Table_20_Contents"><text:s text:c="12"/>f.write(f"Введённый пример: {example}\n")</text:p>
            <text:p text:style-name="Table_20_Contents"><text:s text:c="12"/>f.write(f"\nВходные данные:\nАлфавит: {A}\nПеременные: {X}\nАксиомы: {A1}\nПравила: {R}\n\n")</text:p>
            <text:p text:style-name="Table_20_Contents"/>
            <text:p text:style-name="Table_20_Contents"><text:s text:c="8"/># Проверка примера на соответствие алфавиту и множеству переменных</text:p>
            <text:p text:style-name="Table_20_Contents"><text:s text:c="8"/>check_alphabet(example, A)</text:p>
            <text:p text:style-name="Table_20_Contents"><text:s text:c="8"/>check_variables(example, X)</text:p>
            <text:p text:style-name="Table_20_Contents"><text:soft-page-break/><text:s text:c="8"/># check_axiom_format(example) <text:s/># Проверка формата аксиомы</text:p>
            <text:p text:style-name="Table_20_Contents"/>
            <text:p text:style-name="Table_20_Contents"><text:s text:c="8"/># Применение правил вывода к аксиоме</text:p>
            <text:p text:style-name="Table_20_Contents"><text:s text:c="8"/>current_str, log = apply_rules(example, R)</text:p>
            <text:p text:style-name="Table_20_Contents"/>
            <text:p text:style-name="Table_20_Contents"><text:s text:c="8"/># Запись результата в файл</text:p>
            <text:p text:style-name="Table_20_Contents"><text:s text:c="8"/>with open(output_file, 'a', encoding='utf-8') as f:</text:p>
            <text:p text:style-name="Table_20_Contents"><text:s text:c="12"/>f.write("Результаты применения правил:\n")</text:p>
            <text:p text:style-name="Table_20_Contents"><text:s text:c="12"/>for line in log:</text:p>
            <text:p text:style-name="Table_20_Contents"><text:s text:c="16"/>f.write(line + '\n')</text:p>
            <text:p text:style-name="Table_20_Contents"/>
            <text:p text:style-name="Table_20_Contents"><text:s text:c="12"/>if not log:</text:p>
            <text:p text:style-name="Table_20_Contents"><text:s text:c="16"/>f.write(f"Ни одно правило не было применено для примера: {example}\n")</text:p>
            <text:p text:style-name="Table_20_Contents"/>
            <text:p text:style-name="Table_20_Contents"><text:s text:c="8"/>print("Вычисление прошло успешно.")</text:p>
            <text:p text:style-name="Table_20_Contents"/>
            <text:p text:style-name="Table_20_Contents"><text:s text:c="4"/>except ValueError as ve:</text:p>
            <text:p text:style-name="Table_20_Contents"><text:s text:c="8"/>with open(output_file, 'w', encoding='utf-8') as f:</text:p>
            <text:p text:style-name="Table_20_Contents"><text:s text:c="12"/>f.write(f"В ходе вычисления произошла ошибка: {ve}\n")</text:p>
            <text:p text:style-name="Table_20_Contents"><text:s text:c="8"/>print(f"В ходе вычисления произошла ошибка: {ve}")</text:p>
            <text:p text:style-name="Table_20_Contents"><text:s text:c="4"/>except Exception as e:</text:p>
            <text:p text:style-name="Table_20_Contents"><text:s text:c="8"/>with open(output_file, 'w', encoding='utf-8') as f:</text:p>
            <text:p text:style-name="Table_20_Contents"><text:s text:c="12"/>f.write(f"Ошибка: {e}\n")</text:p>
            <text:p text:style-name="Table_20_Contents"><text:s text:c="8"/>print(f"Ошибка: {e}")</text:p>
            <text:p text:style-name="Table_20_Contents"/>
            <text:p text:style-name="Table_20_Contents"># использование программы</text:p>
            <text:p text:style-name="Table_20_Contents">if __name__ == '__main__':</text:p>
            <text:p text:style-name="Table_20_Contents"><text:s text:c="4"/>output_file = 'output.txt' <text:s/># Файл для сохранения результата</text:p>
            <text:p text:style-name="Table_20_Contents"><text:s text:c="4"/>main(output_file)</text:p>
          </table:table-cell>
        </table:table-row>
      </table:table>
      <text:p text:style-name="P29"/>
      <text:p text:style-name="P28"/>
      <text:p text:style-name="P28"><text:span text:style-name="T15">Содержимое входного файла согласно заданию;</text:span> </text:p>
      <text:p text:style-name="P28">0000000000000000000000000000000000000</text:p>
      <text:p text:style-name="P28"/>
      <text:p text:style-name="P30">Примеры результатов выполнения: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Введённый пример: 1111111-1111+1=</text:p>
            <text:p text:style-name="P31"/>
            <text:p text:style-name="P31">Входные данные:</text:p>
            <text:p text:style-name="P31">Алфавит: ['1', '+', '-', '=']</text:p>
            <text:p text:style-name="P31">Переменные: ['y', 'x']</text:p>
            <text:p text:style-name="P31">Аксиомы: ['1']</text:p>
            <text:p text:style-name="P31">Правила: ['(1) x-y+1= -&gt; x-=y+1', '(2) =1x-1 -&gt; =x', '(2) x-=y+1 -&gt; x-=y+1', '(2) x-=y -&gt; =x-y']</text:p>
            <text:p text:style-name="P31"/>
            <text:p text:style-name="P31">Результаты применения правил:</text:p>
            <text:p text:style-name="P31">Исходная строка: 1111111-1111+1=</text:p>
            <text:p text:style-name="P31">Применяемое правило: (1) x-y+1= -&gt; x-=y+1</text:p>
            <text:p text:style-name="P31">Результат применения: 1111111-=1111+1</text:p>
            <text:p text:style-name="P31"><text:soft-page-break/></text:p>
            <text:p text:style-name="P31">Исходная строка: 1111111-=1111+1</text:p>
            <text:p text:style-name="P31">Применяемое правило: (2) x-=y+1 -&gt; x-=y+1</text:p>
            <text:p text:style-name="P31">Результат применения: 1111111-=11111</text:p>
            <text:p text:style-name="P31"/>
            <text:p text:style-name="P31">Исходная строка: 1111111-=11111</text:p>
            <text:p text:style-name="P31">Применяемое правило: (2) x-=y -&gt; =x-y</text:p>
            <text:p text:style-name="P31">Результат применения: =1111111-11111</text:p>
            <text:p text:style-name="P31"/>
            <text:p text:style-name="P31">Исходная строка: =1111111-11111</text:p>
            <text:p text:style-name="P31">Применяемое правило: (2) =1x-1 -&gt; =x</text:p>
            <text:p text:style-name="P31">Результат применения: =1111111111</text:p>
            <text:p text:style-name="P31"/>
          </table:table-cell>
        </table:table-row>
      </table:table>
      <text:p text:style-name="P27"><text:s text:c="3"/></text:p>
      <text:p text:style-name="P32"><text:s/><text:span text:style-name="T13">Выво</text:span><text:span text:style-name="T18">д</text:span></text:p>
      <text:p text:style-name="P33">Была построена программа по формальной системе Пост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9:16:27.604000000</meta:creation-date>
    <dc:date>2024-12-17T13:33:05.689277146</dc:date>
    <meta:editing-duration>PT11M3S</meta:editing-duration>
    <meta:editing-cycles>8</meta:editing-cycles>
    <meta:generator>LibreOffice/24.8.3.2$Linux_X86_64 LibreOffice_project/480$Build-2</meta:generator>
    <meta:document-statistic meta:table-count="5" meta:image-count="0" meta:object-count="0" meta:page-count="5" meta:paragraph-count="149" meta:word-count="652" meta:character-count="5980" meta:non-whitespace-character-count="4823"/>
  </office:meta>
</office:document-meta>
</file>